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svg:stroke-color="#000000" draw:marker-start-width="0.237cm" draw:marker-end-width="0.237cm" draw:fill="solid" draw:fill-color="#e6e6e6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3" style:family="paragraph">
      <style:text-properties fo:font-size="16pt" fo:font-style="italic" style:font-size-asian="16pt" style:font-style-asian="italic" style:font-size-complex="16pt" style:font-style-complex="italic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1.049cm" svg:height="4.191cm" svg:x="5.827cm" svg:y="7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5.24cm" svg:height="9.017cm" svg:x="3.54cm" svg:y="5.5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112cm" svg:height="2.921cm" svg:x="7.604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843cm" svg:height="6.604cm" svg:x="4.275cm" svg:y="6.7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049cm" svg:height="4.191cm" svg:x="5.826cm" svg:y="7.9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382cm" svg:height="2.159cm" svg:x="7.223cm" svg:y="9.001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864cm" svg:height="0.878cm" svg:x="10.201cm" svg:y="6.853cm">
          <draw:text-box>
            <text:p text:style-name="P1"><text:span text:style-name="T1">Tool Bars</text:span></text:p>
          </draw:text-box>
        </draw:frame>
        <draw:frame draw:style-name="gr5" draw:text-style-name="P3" draw:layer="layout" svg:width="2.94cm" svg:height="0.878cm" svg:x="4.029cm" svg:y="5.71cm">
          <draw:text-box>
            <text:p><text:span text:style-name="T1">Menu Bar</text:span></text:p>
          </draw:text-box>
        </draw:frame>
        <draw:frame draw:style-name="gr5" draw:text-style-name="P3" draw:layer="layout" svg:width="4.994cm" svg:height="0.878cm" svg:x="9.49cm" svg:y="8.123cm">
          <draw:text-box>
            <text:p><text:span text:style-name="T1">Docking Windows</text:span></text:p>
          </draw:text-box>
        </draw:frame>
        <draw:frame draw:style-name="gr5" draw:text-style-name="P3" draw:layer="layout" svg:width="4.236cm" svg:height="0.878cm" svg:x="9.718cm" svg:y="9.52cm">
          <draw:text-box>
            <text:p><text:span text:style-name="T1">Central Widget</text:span></text:p>
          </draw:text-box>
        </draw:frame>
        <draw:frame draw:style-name="gr5" draw:text-style-name="P3" draw:layer="layout" svg:width="3.135cm" svg:height="0.878cm" svg:x="3.794cm" svg:y="13.457cm">
          <draw:text-box>
            <text:p><text:span text:style-name="T1">Status Bar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n Strickler</meta:initial-creator>
    <meta:creation-date>2012-12-09T23:51:53</meta:creation-date>
    <dc:date>2012-12-09T23:59:58</dc:date>
    <dc:creator>John Strickler</dc:creator>
    <meta:editing-duration>PT8M6S</meta:editing-duration>
    <meta:editing-cycles>1</meta:editing-cycles>
    <meta:document-statistic meta:object-count="11"/>
    <meta:generator>LibreOffice/3.4$Linux LibreOffice_project/340m1$Build-402</meta:generator>
  </office:meta>
</office:document-meta>
</file>